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tion Audience:<text:tab/>A new programmer on the team.</text:p>
      <text:p text:style-name="Standard"/>
      <text:p text:style-name="Standard">Meeting Minutes:<text:tab/>Audience is a new programmer on the team or perhaps the boss. Document workload distribution. Discuss the success of milestones and work distribution.</text:p>
      <text:p text:style-name="Standard"/>
      <text:p text:style-name="Standard">Software Design:<text:tab/><text:span text:style-name="T1">Pictures</text:span> and interaction between components. Document what inspected input is. Out of bound memory is allowed—the user can shoot himself in the foot. Have a verbose option to put warning. At load time the address can't go out of bounds, but at run-time all memory is accessible. <text:s/>It is, however, an error to have a memory value hardcoded in the input obj file that is not within the input file value. Not every modification to registers update the CCR.</text:p>
      <text:p text:style-name="Standard"/>
      <text:p text:style-name="Standard"/>
      <text:p text:style-name="Standard">Programmer's Guide: <text:span text:style-name="T1">doxygen</text:span><text:span text:style-name="T2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Green</meta:initial-creator>
    <meta:creation-date>2011-01-13T15:34:24.14</meta:creation-date>
    <dc:date>2011-01-13T17:00:00.86</dc:date>
    <dc:creator>Joshua Green</dc:creator>
    <meta:editing-duration>PT00H52M47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4" meta:word-count="117" meta:character-count="717"/>
  </office:meta>
</office:document-meta>
</file>